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376ae" officeooo:paragraph-rsid="001376ae"/>
    </style:style>
    <style:style style:name="P2" style:family="paragraph" style:parent-style-name="Standard">
      <style:paragraph-properties fo:break-before="column"/>
      <style:text-properties officeooo:rsid="001376ae" officeooo:paragraph-rsid="001376a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umns</text:p>
      <text:p text:style-name="P1"/>
      <text:p text:style-name="P2">- not equivalent width at all, as seen in page styl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DejaVu Sans" style:font-size-asian="10.5pt" style:language-asian="zh" style:country-asian="CN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ejaVu Sans" style:font-family-asian="'DejaVu Sans'" style:font-family-generic-asian="system" style:font-pitch-asian="variable" style:font-size-asian="14pt" style:font-name-complex="Times New Roman" style:font-family-complex="'Times New Roman'" style:font-family-generic-complex="roman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Times New Roman" style:font-family-complex="'Times New Roman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Times New Roman" style:font-family-complex="'Times New Roman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fo:border="none" fo:padding-top="0.3cm" fo:padding-bottom="0.4cm" fo:padding-left="0.101cm" fo:padding-right="0.199cm" style:writing-mode="lr-tb" style:footnote-max-height="0cm">
        <style:columns fo:column-count="2">
          <style:column style:rel-width="1134*" fo:start-indent="0cm" fo:end-indent="0cm"/>
          <style:column style:rel-width="493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3:03:52.072405907</meta:creation-date>
    <dc:date>2020-12-22T13:08:25.347562656</dc:date>
    <meta:editing-duration>PT4M33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2" meta:character-count="60" meta:non-whitespace-character-count="50"/>
  </office:meta>
</office:document-meta>
</file>